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749" officeooo:paragraph-rsid="001e9749"/>
    </style:style>
    <style:style style:name="P2" style:family="paragraph" style:parent-style-name="Standard">
      <style:text-properties officeooo:rsid="002054cf" officeooo:paragraph-rsid="002054cf"/>
    </style:style>
    <style:style style:name="P3" style:family="paragraph" style:parent-style-name="Standard">
      <style:text-properties officeooo:rsid="002054cf" officeooo:paragraph-rsid="00219b8b"/>
    </style:style>
    <style:style style:name="P4" style:family="paragraph" style:parent-style-name="Standard">
      <style:text-properties officeooo:rsid="00224963" officeooo:paragraph-rsid="00224963"/>
    </style:style>
    <style:style style:name="P5" style:family="paragraph" style:parent-style-name="Standard">
      <style:text-properties officeooo:rsid="0022f0d5" officeooo:paragraph-rsid="0022f0d5"/>
    </style:style>
    <style:style style:name="T1" style:family="text">
      <style:text-properties officeooo:rsid="001f65e7"/>
    </style:style>
    <style:style style:name="T2" style:family="text">
      <style:text-properties officeooo:rsid="0020b3dd"/>
    </style:style>
    <style:style style:name="T3" style:family="text">
      <style:text-properties officeooo:rsid="00219b8b"/>
    </style:style>
    <style:style style:name="T4" style:family="text">
      <style:text-properties officeooo:rsid="00233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fundamentos de hardware </text:p>
      <text:p text:style-name="P1">-<text:span text:style-name="T1">equipamento, é a parte física do computador, a parte mec</text:span><text:span text:style-name="T2">â</text:span><text:span text:style-name="T1">nica </text:span></text:p>
      <text:p text:style-name="P1"/>
      <text:p text:style-name="P2">conceito de hardware </text:p>
      <text:p text:style-name="P3">-<text:span text:style-name="T3">pode ser:</text:span></text:p>
      <text:p text:style-name="P3"><text:span text:style-name="T3"><text:s/>externo (teclado, camera, fone de ouvido, hd externo, pen drive)</text:span></text:p>
      <text:p text:style-name="P3"><text:span text:style-name="T3"><text:s/>interno (processador, RAM, SSD, placa mãe) </text:span></text:p>
      <text:p text:style-name="P3"/>
      <text:p text:style-name="P3"/>
      <text:p text:style-name="P4">o que difere hardware de software? </text:p>
      <text:p text:style-name="P4">-o hardware é aquilo palpável, que podemos tocar de fato </text:p>
      <text:p text:style-name="P4">-o software é a parte lógica </text:p>
      <text:p text:style-name="P4"/>
      <text:p text:style-name="P5">lei de Moore </text:p>
      <text:p text:style-name="P5">-<text:span text:style-name="T4">basicamente, diz que, a quantidade de transistores contidos em um chip dobra em um período entre 18 a 24 meses. </text:span></text:p>
      <text:p text:style-name="P5">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3:44:35.020000000</meta:creation-date>
    <dc:date>2024-01-16T17:27:05.776000000</dc:date>
    <meta:editing-duration>PT3H42M27S</meta:editing-duration>
    <meta:editing-cycles>8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3" meta:word-count="82" meta:character-count="484" meta:non-whitespace-character-count="403"/>
  </office:meta>
</office:document-meta>
</file>